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8" style:family="table-cell" style:parent-style-name="Default">
      <style:text-properties style:font-name="Times New Roman" fo:font-size="15pt" style:font-size-asian="15pt" style:font-size-complex="15pt"/>
    </style:style>
    <style:style style:name="ce2" style:family="table-cell" style:parent-style-name="Default">
      <style:table-cell-properties fo:border-bottom="0.99pt solid #000000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8" style:family="table-cell" style:parent-style-name="Default" style:data-style-name="N2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9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5" style:family="table-cell" style:parent-style-name="Default" style:data-style-name="N10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6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ce17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Times New Roman"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3" table:style-name="ta1">
        <table:shapes>
          <draw:frame draw:z-index="0" draw:style-name="gr1" draw:text-style-name="P1" svg:width="6.9921in" svg:height="5.5846in" svg:x="1.1004in" svg:y="3.2972in">
            <draw:object draw:notify-on-update-of-ranges="C3.B5:C3.B12 C3.G5:C3.G12 C3.B5:C3.B12 C3.H5:C3.H12 C3.B5:C3.B12 C3.I5:C3.I12 C3.B5:C3.B12 C3.J5:C3.J12 C3.B5:C3.B12 C3.K5:C3.K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9921in" svg:height="5.5846in" svg:x="14.8118in" svg:y="3.3744in">
            <draw:object draw:notify-on-update-of-ranges="C3.Q5:C3.Q12 C3.V5:C3.V12 C3.Q5:C3.Q12 C3.W5:C3.W12 C3.Q5:C3.Q12 C3.X5:C3.X12 C3.Q5:C3.Q12 C3.Y5:C3.Y12 C3.Q5:C3.Q12 C3.Z5:C3.Z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9921in" svg:height="5.5846in" svg:x="1.1098in" svg:y="9.1602in">
            <draw:object draw:notify-on-update-of-ranges="C3.B5:C3.B12 C3.B5:C3.B12 C3.L5:C3.L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9921in" svg:height="5.5846in" svg:x="14.8232in" svg:y="9.2323in">
            <draw:object draw:notify-on-update-of-ranges="C3.Q5:C3.Q12 C3.Q5:C3.Q12 C3.AA5:C3.AA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ce18"/>
        <table:table-column table:style-name="co2" table:default-cell-style-name="ce18"/>
        <table:table-column table:style-name="co1" table:number-columns-repeated="14" table:default-cell-style-name="ce18"/>
        <table:table-column table:style-name="co3" table:default-cell-style-name="ce18"/>
        <table:table-column table:style-name="co1" table:number-columns-repeated="997" table:default-cell-style-name="ce18"/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2" office:value-type="string" calcext:value-type="string" table:number-columns-spanned="11" table:number-rows-spanned="1">
            <text:p>Table 1. <text:span text:style-name="T1">Strong Scaling</text:span>: Contant problem + more processes = less time</text:p>
          </table:table-cell>
          <table:covered-table-cell table:number-columns-repeated="10" table:style-name="ce1"/>
          <table:table-cell table:style-name="ce1" table:number-columns-repeated="4"/>
          <table:table-cell table:style-name="ce2" office:value-type="string" calcext:value-type="string" table:number-columns-spanned="11" table:number-rows-spanned="1">
            <text:p>Table 2. <text:span text:style-name="T1">Weak Scaling</text:span>: More problem + more processes = same time</text:p>
          </table:table-cell>
          <table:covered-table-cell table:number-columns-repeated="10" table:style-name="ce1"/>
          <table:table-cell table:number-columns-repeated="997"/>
        </table:table-row>
        <table:table-row table:style-name="ro1">
          <table:table-cell table:style-name="ce1"/>
          <table:table-cell table:style-name="ce20" office:value-type="string" calcext:value-type="string" table:number-columns-spanned="1" table:number-rows-spanned="2">
            <text:p>Proc</text:p>
          </table:table-cell>
          <table:table-cell table:style-name="ce23" office:value-type="string" calcext:value-type="string" table:number-columns-spanned="3" table:number-rows-spanned="1">
            <text:p>Tests CPU Time [s]</text:p>
          </table:table-cell>
          <table:covered-table-cell table:style-name="ce10"/>
          <table:covered-table-cell table:style-name="ce13"/>
          <table:table-cell table:style-name="ce20" office:value-type="string" calcext:value-type="string" table:number-columns-spanned="1" table:number-rows-spanned="2">
            <text:p>Average</text:p>
          </table:table-cell>
          <table:table-cell table:style-name="ce23" office:value-type="string" calcext:value-type="string" table:number-columns-spanned="4" table:number-rows-spanned="1">
            <text:p>Amdahl’s Law guide lines</text:p>
          </table:table-cell>
          <table:covered-table-cell table:number-columns-repeated="2" table:style-name="ce10"/>
          <table:covered-table-cell table:style-name="ce13"/>
          <table:table-cell table:style-name="ce20" office:value-type="string" calcext:value-type="string" table:number-columns-spanned="1" table:number-rows-spanned="2">
            <text:p>SpeedUp</text:p>
          </table:table-cell>
          <table:table-cell table:style-name="ce20" office:value-type="string" calcext:value-type="string" table:number-columns-spanned="1" table:number-rows-spanned="2">
            <text:p>Efficiency</text:p>
          </table:table-cell>
          <table:table-cell table:style-name="ce1" table:number-columns-repeated="4"/>
          <table:table-cell table:style-name="ce20" office:value-type="string" calcext:value-type="string" table:number-columns-spanned="1" table:number-rows-spanned="2">
            <text:p>Proc</text:p>
          </table:table-cell>
          <table:table-cell table:style-name="ce23" office:value-type="string" calcext:value-type="string" table:number-columns-spanned="3" table:number-rows-spanned="1">
            <text:p>Tests CPU Time [s]</text:p>
          </table:table-cell>
          <table:covered-table-cell table:style-name="ce10"/>
          <table:covered-table-cell table:style-name="ce13"/>
          <table:table-cell table:style-name="ce20" office:value-type="string" calcext:value-type="string" table:number-columns-spanned="1" table:number-rows-spanned="2">
            <text:p>Average</text:p>
          </table:table-cell>
          <table:table-cell table:style-name="ce23" office:value-type="string" calcext:value-type="string" table:number-columns-spanned="4" table:number-rows-spanned="1">
            <text:p>Gustafson’s Law guide lines</text:p>
          </table:table-cell>
          <table:covered-table-cell table:number-columns-repeated="2" table:style-name="ce10"/>
          <table:covered-table-cell table:style-name="ce13"/>
          <table:table-cell table:style-name="ce20" office:value-type="string" calcext:value-type="string" table:number-columns-spanned="1" table:number-rows-spanned="2">
            <text:p>SpeedUp</text:p>
          </table:table-cell>
          <table:table-cell table:style-name="ce20" office:value-type="string" calcext:value-type="string" table:number-columns-spanned="1" table:number-rows-spanned="2">
            <text:p>Efficiency</text:p>
          </table:table-cell>
          <table:table-cell table:number-columns-repeated="997"/>
        </table:table-row>
        <table:table-row table:style-name="ro1">
          <table:table-cell table:style-name="ce1"/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covered-table-cell table:style-name="ce20"/>
          <table:table-cell table:style-name="ce15" office:value-type="percentage" office:value="1" calcext:value-type="percentage">
            <text:p>100%</text:p>
          </table:table-cell>
          <table:table-cell table:style-name="ce16" office:value-type="percentage" office:value="0.98" calcext:value-type="percentage">
            <text:p>98.0%</text:p>
          </table:table-cell>
          <table:table-cell table:style-name="ce16" office:value-type="percentage" office:value="0.97" calcext:value-type="percentage">
            <text:p>97.0%</text:p>
          </table:table-cell>
          <table:table-cell table:style-name="ce17" office:value-type="percentage" office:value="0.96" calcext:value-type="percentage">
            <text:p>96.0%</text:p>
          </table:table-cell>
          <table:covered-table-cell table:number-columns-repeated="2" table:style-name="ce20"/>
          <table:table-cell table:style-name="ce1" table:number-columns-repeated="4"/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covered-table-cell table:style-name="ce20"/>
          <table:table-cell table:style-name="ce15" office:value-type="percentage" office:value="1" calcext:value-type="percentage">
            <text:p>100%</text:p>
          </table:table-cell>
          <table:table-cell table:style-name="ce16" office:value-type="percentage" office:value="0.8" calcext:value-type="percentage">
            <text:p>80.0%</text:p>
          </table:table-cell>
          <table:table-cell table:style-name="ce16" office:value-type="percentage" office:value="0.7" calcext:value-type="percentage">
            <text:p>70.0%</text:p>
          </table:table-cell>
          <table:table-cell table:style-name="ce17" office:value-type="percentage" office:value="0.6" calcext:value-type="percentage">
            <text:p>60.0%</text:p>
          </table:table-cell>
          <table:covered-table-cell table:style-name="ce20"/>
          <table:covered-table-cell table:style-name="ce1"/>
          <table:table-cell table:number-columns-repeated="997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7" office:value-type="float" office:value="653.7502" calcext:value-type="float">
            <text:p>653.75</text:p>
          </table:table-cell>
          <table:table-cell table:style-name="ce11" office:value-type="float" office:value="645.5018" calcext:value-type="float">
            <text:p>645.50</text:p>
          </table:table-cell>
          <table:table-cell table:style-name="ce7"/>
          <table:table-cell table:style-name="ce11" table:formula="of:=IFERROR(AVERAGE([.C5:.E5]);&quot;-&quot;)" office:value-type="float" office:value="649.626" calcext:value-type="float">
            <text:p>649.63</text:p>
          </table:table-cell>
          <table:table-cell table:style-name="ce7" table:formula="of:=1/((1-[.G$4])+[.G$4]/[.$B5])" office:value-type="float" office:value="1" calcext:value-type="float">
            <text:p>1.00</text:p>
          </table:table-cell>
          <table:table-cell table:style-name="ce11" table:formula="of:=1/((1-[.H$4])+[.H$4]/[.$B5])" office:value-type="float" office:value="1" calcext:value-type="float">
            <text:p>1.00</text:p>
          </table:table-cell>
          <table:table-cell table:style-name="ce11" table:formula="of:=1/((1-[.I$4])+[.I$4]/[.$B5])" office:value-type="float" office:value="1" calcext:value-type="float">
            <text:p>1.00</text:p>
          </table:table-cell>
          <table:table-cell table:style-name="ce7" table:formula="of:=1/((1-[.J$4])+[.J$4]/[.$B5])" office:value-type="float" office:value="1" calcext:value-type="float">
            <text:p>1.00</text:p>
          </table:table-cell>
          <table:table-cell table:style-name="ce11" table:formula="of:=IFERROR([.$F$5]/[.F5];&quot;-&quot;)" office:value-type="float" office:value="1" calcext:value-type="float">
            <text:p>1.00</text:p>
          </table:table-cell>
          <table:table-cell table:style-name="ce11" table:formula="of:=IFERROR([.$F$5]/([.$B5]*[.$F5]);&quot;-&quot;)" office:value-type="float" office:value="1" calcext:value-type="float">
            <text:p>1.00</text:p>
          </table:table-cell>
          <table:table-cell table:style-name="ce1" table:number-columns-repeated="4"/>
          <table:table-cell table:style-name="ce4" office:value-type="float" office:value="1" calcext:value-type="float">
            <text:p>1</text:p>
          </table:table-cell>
          <table:table-cell table:style-name="ce7" office:value-type="float" office:value="62.7705" calcext:value-type="float">
            <text:p>62.77</text:p>
          </table:table-cell>
          <table:table-cell table:style-name="ce11" office:value-type="float" office:value="61.7902" calcext:value-type="float">
            <text:p>61.79</text:p>
          </table:table-cell>
          <table:table-cell table:style-name="ce7" office:value-type="float" office:value="61.7966" calcext:value-type="float">
            <text:p>61.80</text:p>
          </table:table-cell>
          <table:table-cell table:style-name="ce11" table:formula="of:=IFERROR(AVERAGE([.R5:.T5]);&quot;-&quot;)" office:value-type="float" office:value="62.1191" calcext:value-type="float">
            <text:p>62.12</text:p>
          </table:table-cell>
          <table:table-cell table:style-name="ce7" table:formula="of:=(1-[.V$4])+[.V$4]*[.$B5]" office:value-type="float" office:value="1" calcext:value-type="float">
            <text:p>1.00</text:p>
          </table:table-cell>
          <table:table-cell table:style-name="ce11" table:formula="of:=(1-[.W$4])+[.W$4]*[.$B5]" office:value-type="float" office:value="1" calcext:value-type="float">
            <text:p>1.00</text:p>
          </table:table-cell>
          <table:table-cell table:style-name="ce11" table:formula="of:=(1-[.X$4])+[.X$4]*[.$B5]" office:value-type="float" office:value="1" calcext:value-type="float">
            <text:p>1.00</text:p>
          </table:table-cell>
          <table:table-cell table:style-name="ce7" table:formula="of:=(1-[.Y$4])+[.Y$4]*[.$B5]" office:value-type="float" office:value="1" calcext:value-type="float">
            <text:p>1.00</text:p>
          </table:table-cell>
          <table:table-cell table:style-name="ce11" table:formula="of:=IFERROR([.$Q5]*[.$U$5]/[.U5];&quot;-&quot;)" office:value-type="float" office:value="1" calcext:value-type="float">
            <text:p>1.00</text:p>
          </table:table-cell>
          <table:table-cell table:style-name="ce11" table:formula="of:=IFERROR([.$U$5]/[.$U5];&quot;-&quot;)" office:value-type="float" office:value="1" calcext:value-type="float">
            <text:p>1.00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float" office:value="317.5413" calcext:value-type="float">
            <text:p>317.54</text:p>
          </table:table-cell>
          <table:table-cell table:style-name="ce12" office:value-type="float" office:value="317.4442" calcext:value-type="float">
            <text:p>317.44</text:p>
          </table:table-cell>
          <table:table-cell table:style-name="ce8"/>
          <table:table-cell table:style-name="ce12" table:formula="of:=IFERROR(AVERAGE([.C6:.E6]);&quot;-&quot;)" office:value-type="float" office:value="317.49275" calcext:value-type="float">
            <text:p>317.49</text:p>
          </table:table-cell>
          <table:table-cell table:style-name="ce8" table:formula="of:=1/((1-[.G$4])+[.G$4]/[.$B6])" office:value-type="float" office:value="2" calcext:value-type="float">
            <text:p>2.00</text:p>
          </table:table-cell>
          <table:table-cell table:style-name="ce12" table:formula="of:=1/((1-[.H$4])+[.H$4]/[.$B6])" office:value-type="float" office:value="1.96078431372549" calcext:value-type="float">
            <text:p>1.96</text:p>
          </table:table-cell>
          <table:table-cell table:style-name="ce12" table:formula="of:=1/((1-[.I$4])+[.I$4]/[.$B6])" office:value-type="float" office:value="1.94174757281553" calcext:value-type="float">
            <text:p>1.94</text:p>
          </table:table-cell>
          <table:table-cell table:style-name="ce8" table:formula="of:=1/((1-[.J$4])+[.J$4]/[.$B6])" office:value-type="float" office:value="1.92307692307692" calcext:value-type="float">
            <text:p>1.92</text:p>
          </table:table-cell>
          <table:table-cell table:style-name="ce12" table:formula="of:=IFERROR([.$F$5]/[.F6];&quot;-&quot;)" office:value-type="float" office:value="2.04611286399453" calcext:value-type="float">
            <text:p>2.05</text:p>
          </table:table-cell>
          <table:table-cell table:style-name="ce12" table:formula="of:=IFERROR([.$F$5]/([.$B6]*[.$F6]);&quot;-&quot;)" office:value-type="float" office:value="1.02305643199727" calcext:value-type="float">
            <text:p>1.02</text:p>
          </table:table-cell>
          <table:table-cell table:style-name="ce1" table:number-columns-repeated="4"/>
          <table:table-cell table:style-name="ce4" office:value-type="float" office:value="2" calcext:value-type="float">
            <text:p>2</text:p>
          </table:table-cell>
          <table:table-cell table:style-name="ce8" office:value-type="float" office:value="62.8274" calcext:value-type="float">
            <text:p>62.83</text:p>
          </table:table-cell>
          <table:table-cell table:style-name="ce12" office:value-type="float" office:value="62.9145" calcext:value-type="float">
            <text:p>62.91</text:p>
          </table:table-cell>
          <table:table-cell table:style-name="ce8" office:value-type="float" office:value="62.6841" calcext:value-type="float">
            <text:p>62.68</text:p>
          </table:table-cell>
          <table:table-cell table:style-name="ce12" table:formula="of:=IFERROR(AVERAGE([.R6:.T6]);&quot;-&quot;)" office:value-type="float" office:value="62.8086666666667" calcext:value-type="float">
            <text:p>62.81</text:p>
          </table:table-cell>
          <table:table-cell table:style-name="ce8" table:formula="of:=(1-[.V$4])+[.V$4]*[.$B6]" office:value-type="float" office:value="2" calcext:value-type="float">
            <text:p>2.00</text:p>
          </table:table-cell>
          <table:table-cell table:style-name="ce12" table:formula="of:=(1-[.W$4])+[.W$4]*[.$B6]" office:value-type="float" office:value="1.8" calcext:value-type="float">
            <text:p>1.80</text:p>
          </table:table-cell>
          <table:table-cell table:style-name="ce12" table:formula="of:=(1-[.X$4])+[.X$4]*[.$B6]" office:value-type="float" office:value="1.7" calcext:value-type="float">
            <text:p>1.70</text:p>
          </table:table-cell>
          <table:table-cell table:style-name="ce8" table:formula="of:=(1-[.Y$4])+[.Y$4]*[.$B6]" office:value-type="float" office:value="1.6" calcext:value-type="float">
            <text:p>1.60</text:p>
          </table:table-cell>
          <table:table-cell table:style-name="ce12" table:formula="of:=IFERROR([.$Q6]*[.$U$5]/[.U6];&quot;-&quot;)" office:value-type="float" office:value="1.97804230838632" calcext:value-type="float">
            <text:p>1.98</text:p>
          </table:table-cell>
          <table:table-cell table:style-name="ce12" table:formula="of:=IFERROR([.$U$5]/[.$U6];&quot;-&quot;)" office:value-type="float" office:value="0.989021154193158" calcext:value-type="float">
            <text:p>0.99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formula="of:=[.B6]*2" office:value-type="float" office:value="4" calcext:value-type="float">
            <text:p>4</text:p>
          </table:table-cell>
          <table:table-cell table:style-name="ce7" office:value-type="float" office:value="181.0673" calcext:value-type="float">
            <text:p>181.07</text:p>
          </table:table-cell>
          <table:table-cell table:style-name="ce11" office:value-type="float" office:value="182.6096" calcext:value-type="float">
            <text:p>182.61</text:p>
          </table:table-cell>
          <table:table-cell table:style-name="ce7"/>
          <table:table-cell table:style-name="ce11" table:formula="of:=IFERROR(AVERAGE([.C7:.E7]);&quot;-&quot;)" office:value-type="float" office:value="181.83845" calcext:value-type="float">
            <text:p>181.84</text:p>
          </table:table-cell>
          <table:table-cell table:style-name="ce7" table:formula="of:=1/((1-[.G$4])+[.G$4]/[.$B7])" office:value-type="float" office:value="4" calcext:value-type="float">
            <text:p>4.00</text:p>
          </table:table-cell>
          <table:table-cell table:style-name="ce11" table:formula="of:=1/((1-[.H$4])+[.H$4]/[.$B7])" office:value-type="float" office:value="3.77358490566038" calcext:value-type="float">
            <text:p>3.77</text:p>
          </table:table-cell>
          <table:table-cell table:style-name="ce11" table:formula="of:=1/((1-[.I$4])+[.I$4]/[.$B7])" office:value-type="float" office:value="3.6697247706422" calcext:value-type="float">
            <text:p>3.67</text:p>
          </table:table-cell>
          <table:table-cell table:style-name="ce7" table:formula="of:=1/((1-[.J$4])+[.J$4]/[.$B7])" office:value-type="float" office:value="3.57142857142857" calcext:value-type="float">
            <text:p>3.57</text:p>
          </table:table-cell>
          <table:table-cell table:style-name="ce11" table:formula="of:=IFERROR([.$F$5]/[.F7];&quot;-&quot;)" office:value-type="float" office:value="3.57254475057393" calcext:value-type="float">
            <text:p>3.57</text:p>
          </table:table-cell>
          <table:table-cell table:style-name="ce11" table:formula="of:=IFERROR([.$F$5]/([.$B7]*[.$F7]);&quot;-&quot;)" office:value-type="float" office:value="0.893136187643482" calcext:value-type="float">
            <text:p>0.89</text:p>
          </table:table-cell>
          <table:table-cell table:style-name="ce1" table:number-columns-repeated="4"/>
          <table:table-cell table:style-name="ce4" table:formula="of:=[.Q6]*2" office:value-type="float" office:value="4" calcext:value-type="float">
            <text:p>4</text:p>
          </table:table-cell>
          <table:table-cell table:style-name="ce7" office:value-type="float" office:value="68.3804" calcext:value-type="float">
            <text:p>68.38</text:p>
          </table:table-cell>
          <table:table-cell table:style-name="ce11" office:value-type="float" office:value="72.3711" calcext:value-type="float">
            <text:p>72.37</text:p>
          </table:table-cell>
          <table:table-cell table:style-name="ce7" office:value-type="float" office:value="72.192" calcext:value-type="float">
            <text:p>72.19</text:p>
          </table:table-cell>
          <table:table-cell table:style-name="ce11" table:formula="of:=IFERROR(AVERAGE([.R7:.T7]);&quot;-&quot;)" office:value-type="float" office:value="70.9811666666667" calcext:value-type="float">
            <text:p>70.98</text:p>
          </table:table-cell>
          <table:table-cell table:style-name="ce7" table:formula="of:=(1-[.V$4])+[.V$4]*[.$B7]" office:value-type="float" office:value="4" calcext:value-type="float">
            <text:p>4.00</text:p>
          </table:table-cell>
          <table:table-cell table:style-name="ce11" table:formula="of:=(1-[.W$4])+[.W$4]*[.$B7]" office:value-type="float" office:value="3.4" calcext:value-type="float">
            <text:p>3.40</text:p>
          </table:table-cell>
          <table:table-cell table:style-name="ce11" table:formula="of:=(1-[.X$4])+[.X$4]*[.$B7]" office:value-type="float" office:value="3.1" calcext:value-type="float">
            <text:p>3.10</text:p>
          </table:table-cell>
          <table:table-cell table:style-name="ce7" table:formula="of:=(1-[.Y$4])+[.Y$4]*[.$B7]" office:value-type="float" office:value="2.8" calcext:value-type="float">
            <text:p>2.80</text:p>
          </table:table-cell>
          <table:table-cell table:style-name="ce11" table:formula="of:=IFERROR([.$Q7]*[.$U$5]/[.U7];&quot;-&quot;)" office:value-type="float" office:value="3.50059616752801" calcext:value-type="float">
            <text:p>3.50</text:p>
          </table:table-cell>
          <table:table-cell table:style-name="ce11" table:formula="of:=IFERROR([.$U$5]/[.$U7];&quot;-&quot;)" office:value-type="float" office:value="0.875149041882002" calcext:value-type="float">
            <text:p>0.88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formula="of:=[.B7]*2" office:value-type="float" office:value="8" calcext:value-type="float">
            <text:p>8</text:p>
          </table:table-cell>
          <table:table-cell table:style-name="ce8" office:value-type="float" office:value="109.3586" calcext:value-type="float">
            <text:p>109.36</text:p>
          </table:table-cell>
          <table:table-cell table:style-name="ce12" office:value-type="float" office:value="109.1628" calcext:value-type="float">
            <text:p>109.16</text:p>
          </table:table-cell>
          <table:table-cell table:style-name="ce8"/>
          <table:table-cell table:style-name="ce12" table:formula="of:=IFERROR(AVERAGE([.C8:.E8]);&quot;-&quot;)" office:value-type="float" office:value="109.2607" calcext:value-type="float">
            <text:p>109.26</text:p>
          </table:table-cell>
          <table:table-cell table:style-name="ce8" table:formula="of:=1/((1-[.G$4])+[.G$4]/[.$B8])" office:value-type="float" office:value="8" calcext:value-type="float">
            <text:p>8.00</text:p>
          </table:table-cell>
          <table:table-cell table:style-name="ce12" table:formula="of:=1/((1-[.H$4])+[.H$4]/[.$B8])" office:value-type="float" office:value="7.01754385964912" calcext:value-type="float">
            <text:p>7.02</text:p>
          </table:table-cell>
          <table:table-cell table:style-name="ce12" table:formula="of:=1/((1-[.I$4])+[.I$4]/[.$B8])" office:value-type="float" office:value="6.61157024793388" calcext:value-type="float">
            <text:p>6.61</text:p>
          </table:table-cell>
          <table:table-cell table:style-name="ce8" table:formula="of:=1/((1-[.J$4])+[.J$4]/[.$B8])" office:value-type="float" office:value="6.25" calcext:value-type="float">
            <text:p>6.25</text:p>
          </table:table-cell>
          <table:table-cell table:style-name="ce12" table:formula="of:=IFERROR([.$F$5]/[.F8];&quot;-&quot;)" office:value-type="float" office:value="5.94565108955004" calcext:value-type="float">
            <text:p>5.95</text:p>
          </table:table-cell>
          <table:table-cell table:style-name="ce12" table:formula="of:=IFERROR([.$F$5]/([.$B8]*[.$F8]);&quot;-&quot;)" office:value-type="float" office:value="0.743206386193755" calcext:value-type="float">
            <text:p>0.74</text:p>
          </table:table-cell>
          <table:table-cell table:style-name="ce1" table:number-columns-repeated="4"/>
          <table:table-cell table:style-name="ce4" table:formula="of:=[.Q7]*2" office:value-type="float" office:value="8" calcext:value-type="float">
            <text:p>8</text:p>
          </table:table-cell>
          <table:table-cell table:style-name="ce8" office:value-type="float" office:value="86.1046" calcext:value-type="float">
            <text:p>86.10</text:p>
          </table:table-cell>
          <table:table-cell table:style-name="ce12" office:value-type="float" office:value="85.3077" calcext:value-type="float">
            <text:p>85.31</text:p>
          </table:table-cell>
          <table:table-cell table:style-name="ce8" office:value-type="float" office:value="85.3822" calcext:value-type="float">
            <text:p>85.38</text:p>
          </table:table-cell>
          <table:table-cell table:style-name="ce12" table:formula="of:=IFERROR(AVERAGE([.R8:.T8]);&quot;-&quot;)" office:value-type="float" office:value="85.5981666666667" calcext:value-type="float">
            <text:p>85.60</text:p>
          </table:table-cell>
          <table:table-cell table:style-name="ce8" table:formula="of:=(1-[.V$4])+[.V$4]*[.$B8]" office:value-type="float" office:value="8" calcext:value-type="float">
            <text:p>8.00</text:p>
          </table:table-cell>
          <table:table-cell table:style-name="ce12" table:formula="of:=(1-[.W$4])+[.W$4]*[.$B8]" office:value-type="float" office:value="6.6" calcext:value-type="float">
            <text:p>6.60</text:p>
          </table:table-cell>
          <table:table-cell table:style-name="ce12" table:formula="of:=(1-[.X$4])+[.X$4]*[.$B8]" office:value-type="float" office:value="5.9" calcext:value-type="float">
            <text:p>5.90</text:p>
          </table:table-cell>
          <table:table-cell table:style-name="ce8" table:formula="of:=(1-[.Y$4])+[.Y$4]*[.$B8]" office:value-type="float" office:value="5.2" calcext:value-type="float">
            <text:p>5.20</text:p>
          </table:table-cell>
          <table:table-cell table:style-name="ce12" table:formula="of:=IFERROR([.$Q8]*[.$U$5]/[.U8];&quot;-&quot;)" office:value-type="float" office:value="5.80564770662923" calcext:value-type="float">
            <text:p>5.81</text:p>
          </table:table-cell>
          <table:table-cell table:style-name="ce12" table:formula="of:=IFERROR([.$U$5]/[.$U8];&quot;-&quot;)" office:value-type="float" office:value="0.725705963328654" calcext:value-type="float">
            <text:p>0.73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formula="of:=[.B8]*2" office:value-type="float" office:value="16" calcext:value-type="float">
            <text:p>16</text:p>
          </table:table-cell>
          <table:table-cell table:style-name="ce7" office:value-type="float" office:value="63.5255" calcext:value-type="float">
            <text:p>63.53</text:p>
          </table:table-cell>
          <table:table-cell table:style-name="ce7" office:value-type="float" office:value="56.1146" calcext:value-type="float">
            <text:p>56.11</text:p>
          </table:table-cell>
          <table:table-cell table:style-name="ce7"/>
          <table:table-cell table:style-name="ce11" table:formula="of:=IFERROR(AVERAGE([.C9:.E9]);&quot;-&quot;)" office:value-type="float" office:value="59.82005" calcext:value-type="float">
            <text:p>59.82</text:p>
          </table:table-cell>
          <table:table-cell table:style-name="ce7" table:formula="of:=1/((1-[.G$4])+[.G$4]/[.$B9])" office:value-type="float" office:value="16" calcext:value-type="float">
            <text:p>16.00</text:p>
          </table:table-cell>
          <table:table-cell table:style-name="ce11" table:formula="of:=1/((1-[.H$4])+[.H$4]/[.$B9])" office:value-type="float" office:value="12.3076923076923" calcext:value-type="float">
            <text:p>12.31</text:p>
          </table:table-cell>
          <table:table-cell table:style-name="ce11" table:formula="of:=1/((1-[.I$4])+[.I$4]/[.$B9])" office:value-type="float" office:value="11.0344827586207" calcext:value-type="float">
            <text:p>11.03</text:p>
          </table:table-cell>
          <table:table-cell table:style-name="ce7" table:formula="of:=1/((1-[.J$4])+[.J$4]/[.$B9])" office:value-type="float" office:value="10" calcext:value-type="float">
            <text:p>10.00</text:p>
          </table:table-cell>
          <table:table-cell table:style-name="ce11" table:formula="of:=IFERROR([.$F$5]/[.F9];&quot;-&quot;)" office:value-type="float" office:value="10.8596699601555" calcext:value-type="float">
            <text:p>10.86</text:p>
          </table:table-cell>
          <table:table-cell table:style-name="ce11" table:formula="of:=IFERROR([.$F$5]/([.$B9]*[.$F9]);&quot;-&quot;)" office:value-type="float" office:value="0.678729372509719" calcext:value-type="float">
            <text:p>0.68</text:p>
          </table:table-cell>
          <table:table-cell table:style-name="ce1" table:number-columns-repeated="4"/>
          <table:table-cell table:style-name="ce4" table:formula="of:=[.Q8]*2" office:value-type="float" office:value="16" calcext:value-type="float">
            <text:p>16</text:p>
          </table:table-cell>
          <table:table-cell table:style-name="ce7" office:value-type="float" office:value="79.7911" calcext:value-type="float">
            <text:p>79.79</text:p>
          </table:table-cell>
          <table:table-cell table:style-name="ce11" office:value-type="float" office:value="90.1928" calcext:value-type="float">
            <text:p>90.19</text:p>
          </table:table-cell>
          <table:table-cell table:style-name="ce7" office:value-type="float" office:value="90.323" calcext:value-type="float">
            <text:p>90.32</text:p>
          </table:table-cell>
          <table:table-cell table:style-name="ce11" table:formula="of:=IFERROR(AVERAGE([.R9:.T9]);&quot;-&quot;)" office:value-type="float" office:value="86.7689666666667" calcext:value-type="float">
            <text:p>86.77</text:p>
          </table:table-cell>
          <table:table-cell table:style-name="ce7" table:formula="of:=(1-[.V$4])+[.V$4]*[.$B9]" office:value-type="float" office:value="16" calcext:value-type="float">
            <text:p>16.00</text:p>
          </table:table-cell>
          <table:table-cell table:style-name="ce11" table:formula="of:=(1-[.W$4])+[.W$4]*[.$B9]" office:value-type="float" office:value="13" calcext:value-type="float">
            <text:p>13.00</text:p>
          </table:table-cell>
          <table:table-cell table:style-name="ce11" table:formula="of:=(1-[.X$4])+[.X$4]*[.$B9]" office:value-type="float" office:value="11.5" calcext:value-type="float">
            <text:p>11.50</text:p>
          </table:table-cell>
          <table:table-cell table:style-name="ce7" table:formula="of:=(1-[.Y$4])+[.Y$4]*[.$B9]" office:value-type="float" office:value="10" calcext:value-type="float">
            <text:p>10.00</text:p>
          </table:table-cell>
          <table:table-cell table:style-name="ce11" table:formula="of:=IFERROR([.$Q9]*[.$U$5]/[.U9];&quot;-&quot;)" office:value-type="float" office:value="11.4546206804353" calcext:value-type="float">
            <text:p>11.45</text:p>
          </table:table-cell>
          <table:table-cell table:style-name="ce11" table:formula="of:=IFERROR([.$U$5]/[.$U9];&quot;-&quot;)" office:value-type="float" office:value="0.715913792527205" calcext:value-type="float">
            <text:p>0.72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formula="of:=[.B9]*2" office:value-type="float" office:value="32" calcext:value-type="float">
            <text:p>32</text:p>
          </table:table-cell>
          <table:table-cell table:style-name="ce8" office:value-type="float" office:value="38.5747" calcext:value-type="float">
            <text:p>38.57</text:p>
          </table:table-cell>
          <table:table-cell table:style-name="ce12" office:value-type="float" office:value="40.2923" calcext:value-type="float">
            <text:p>40.29</text:p>
          </table:table-cell>
          <table:table-cell table:style-name="ce8"/>
          <table:table-cell table:style-name="ce12" table:formula="of:=IFERROR(AVERAGE([.C10:.E10]);&quot;-&quot;)" office:value-type="float" office:value="39.4335" calcext:value-type="float">
            <text:p>39.43</text:p>
          </table:table-cell>
          <table:table-cell table:style-name="ce8" table:formula="of:=1/((1-[.G$4])+[.G$4]/[.$B10])" office:value-type="float" office:value="32" calcext:value-type="float">
            <text:p>32.00</text:p>
          </table:table-cell>
          <table:table-cell table:style-name="ce12" table:formula="of:=1/((1-[.H$4])+[.H$4]/[.$B10])" office:value-type="float" office:value="19.7530864197531" calcext:value-type="float">
            <text:p>19.75</text:p>
          </table:table-cell>
          <table:table-cell table:style-name="ce12" table:formula="of:=1/((1-[.I$4])+[.I$4]/[.$B10])" office:value-type="float" office:value="16.580310880829" calcext:value-type="float">
            <text:p>16.58</text:p>
          </table:table-cell>
          <table:table-cell table:style-name="ce8" table:formula="of:=1/((1-[.J$4])+[.J$4]/[.$B10])" office:value-type="float" office:value="14.2857142857143" calcext:value-type="float">
            <text:p>14.29</text:p>
          </table:table-cell>
          <table:table-cell table:style-name="ce12" table:formula="of:=IFERROR([.$F$5]/[.F10];&quot;-&quot;)" office:value-type="float" office:value="16.4739624938187" calcext:value-type="float">
            <text:p>16.47</text:p>
          </table:table-cell>
          <table:table-cell table:style-name="ce12" table:formula="of:=IFERROR([.$F$5]/([.$B10]*[.$F10]);&quot;-&quot;)" office:value-type="float" office:value="0.514811327931835" calcext:value-type="float">
            <text:p>0.51</text:p>
          </table:table-cell>
          <table:table-cell table:style-name="ce1" table:number-columns-repeated="4"/>
          <table:table-cell table:style-name="ce4" table:formula="of:=[.Q9]*2" office:value-type="float" office:value="32" calcext:value-type="float">
            <text:p>32</text:p>
          </table:table-cell>
          <table:table-cell table:style-name="ce8" office:value-type="float" office:value="89.205" calcext:value-type="float">
            <text:p>89.21</text:p>
          </table:table-cell>
          <table:table-cell table:style-name="ce12" office:value-type="float" office:value="88.8063" calcext:value-type="float">
            <text:p>88.81</text:p>
          </table:table-cell>
          <table:table-cell table:style-name="ce8" office:value-type="float" office:value="91.2323" calcext:value-type="float">
            <text:p>91.23</text:p>
          </table:table-cell>
          <table:table-cell table:style-name="ce12" table:formula="of:=IFERROR(AVERAGE([.R10:.T10]);&quot;-&quot;)" office:value-type="float" office:value="89.7478666666667" calcext:value-type="float">
            <text:p>89.75</text:p>
          </table:table-cell>
          <table:table-cell table:style-name="ce8" table:formula="of:=(1-[.V$4])+[.V$4]*[.$B10]" office:value-type="float" office:value="32" calcext:value-type="float">
            <text:p>32.00</text:p>
          </table:table-cell>
          <table:table-cell table:style-name="ce12" table:formula="of:=(1-[.W$4])+[.W$4]*[.$B10]" office:value-type="float" office:value="25.8" calcext:value-type="float">
            <text:p>25.80</text:p>
          </table:table-cell>
          <table:table-cell table:style-name="ce12" table:formula="of:=(1-[.X$4])+[.X$4]*[.$B10]" office:value-type="float" office:value="22.7" calcext:value-type="float">
            <text:p>22.70</text:p>
          </table:table-cell>
          <table:table-cell table:style-name="ce8" table:formula="of:=(1-[.Y$4])+[.Y$4]*[.$B10]" office:value-type="float" office:value="19.6" calcext:value-type="float">
            <text:p>19.60</text:p>
          </table:table-cell>
          <table:table-cell table:style-name="ce12" table:formula="of:=IFERROR([.$Q10]*[.$U$5]/[.U10];&quot;-&quot;)" office:value-type="float" office:value="22.1488406781071" calcext:value-type="float">
            <text:p>22.15</text:p>
          </table:table-cell>
          <table:table-cell table:style-name="ce12" table:formula="of:=IFERROR([.$U$5]/[.$U10];&quot;-&quot;)" office:value-type="float" office:value="0.692151271190847" calcext:value-type="float">
            <text:p>0.69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4" table:formula="of:=[.B10]*2" office:value-type="float" office:value="64" calcext:value-type="float">
            <text:p>64</text:p>
          </table:table-cell>
          <table:table-cell table:style-name="ce7"/>
          <table:table-cell table:style-name="ce11"/>
          <table:table-cell table:style-name="ce7"/>
          <table:table-cell table:style-name="ce11" table:formula="of:=IFERROR(AVERAGE([.C11:.E11]);&quot;-&quot;)" office:value-type="string" office:string-value="-" calcext:value-type="string">
            <text:p>-</text:p>
          </table:table-cell>
          <table:table-cell table:style-name="ce7" table:formula="of:=1/((1-[.G$4])+[.G$4]/[.$B11])" office:value-type="float" office:value="64" calcext:value-type="float">
            <text:p>64.00</text:p>
          </table:table-cell>
          <table:table-cell table:style-name="ce11" table:formula="of:=1/((1-[.H$4])+[.H$4]/[.$B11])" office:value-type="float" office:value="28.3185840707964" calcext:value-type="float">
            <text:p>28.32</text:p>
          </table:table-cell>
          <table:table-cell table:style-name="ce11" table:formula="of:=1/((1-[.I$4])+[.I$4]/[.$B11])" office:value-type="float" office:value="22.1453287197232" calcext:value-type="float">
            <text:p>22.15</text:p>
          </table:table-cell>
          <table:table-cell table:style-name="ce7" table:formula="of:=1/((1-[.J$4])+[.J$4]/[.$B11])" office:value-type="float" office:value="18.1818181818182" calcext:value-type="float">
            <text:p>18.18</text:p>
          </table:table-cell>
          <table:table-cell table:style-name="ce11" table:formula="of:=IFERROR([.$F$5]/[.F11];&quot;-&quot;)" office:value-type="string" office:string-value="-" calcext:value-type="string">
            <text:p>-</text:p>
          </table:table-cell>
          <table:table-cell table:style-name="ce11" table:formula="of:=IFERROR([.$F$5]/([.$B11]*[.$F11]);&quot;-&quot;)" office:value-type="string" office:string-value="-" calcext:value-type="string">
            <text:p>-</text:p>
          </table:table-cell>
          <table:table-cell table:style-name="ce1" table:number-columns-repeated="4"/>
          <table:table-cell table:style-name="ce4" table:formula="of:=[.Q10]*2" office:value-type="float" office:value="64" calcext:value-type="float">
            <text:p>64</text:p>
          </table:table-cell>
          <table:table-cell table:style-name="ce7"/>
          <table:table-cell table:style-name="ce11"/>
          <table:table-cell table:style-name="ce7"/>
          <table:table-cell table:style-name="ce11" table:formula="of:=IFERROR(AVERAGE([.R11:.T11]);&quot;-&quot;)" office:value-type="string" office:string-value="-" calcext:value-type="string">
            <text:p>-</text:p>
          </table:table-cell>
          <table:table-cell table:style-name="ce7" table:formula="of:=(1-[.V$4])+[.V$4]*[.$B11]" office:value-type="float" office:value="64" calcext:value-type="float">
            <text:p>64.00</text:p>
          </table:table-cell>
          <table:table-cell table:style-name="ce11" table:formula="of:=(1-[.W$4])+[.W$4]*[.$B11]" office:value-type="float" office:value="51.4" calcext:value-type="float">
            <text:p>51.40</text:p>
          </table:table-cell>
          <table:table-cell table:style-name="ce11" table:formula="of:=(1-[.X$4])+[.X$4]*[.$B11]" office:value-type="float" office:value="45.1" calcext:value-type="float">
            <text:p>45.10</text:p>
          </table:table-cell>
          <table:table-cell table:style-name="ce7" table:formula="of:=(1-[.Y$4])+[.Y$4]*[.$B11]" office:value-type="float" office:value="38.8" calcext:value-type="float">
            <text:p>38.80</text:p>
          </table:table-cell>
          <table:table-cell table:style-name="ce11" table:formula="of:=IFERROR([.$Q11]*[.$U$5]/[.U11];&quot;-&quot;)" office:value-type="string" office:string-value="-" calcext:value-type="string">
            <text:p>-</text:p>
          </table:table-cell>
          <table:table-cell table:style-name="ce11" table:formula="of:=IFERROR([.$U$5]/[.$U11];&quot;-&quot;)" office:value-type="string" office:string-value="-" calcext:value-type="string">
            <text:p>-</text:p>
          </table:table-cell>
          <table:table-cell table:number-columns-repeated="997"/>
        </table:table-row>
        <table:table-row table:style-name="ro1">
          <table:table-cell table:style-name="ce1"/>
          <table:table-cell table:style-name="ce3" table:formula="of:=[.B11]*2" office:value-type="float" office:value="128" calcext:value-type="float">
            <text:p>128</text:p>
          </table:table-cell>
          <table:table-cell table:style-name="ce9" table:number-columns-repeated="3"/>
          <table:table-cell table:style-name="ce9" table:formula="of:=IFERROR(AVERAGE([.C12:.E12]);&quot;-&quot;)" office:value-type="string" office:string-value="-" calcext:value-type="string">
            <text:p>-</text:p>
          </table:table-cell>
          <table:table-cell table:style-name="ce9" table:formula="of:=1/((1-[.G$4])+[.G$4]/[.$B12])" office:value-type="float" office:value="128" calcext:value-type="float">
            <text:p>128.00</text:p>
          </table:table-cell>
          <table:table-cell table:style-name="ce9" table:formula="of:=1/((1-[.H$4])+[.H$4]/[.$B12])" office:value-type="float" office:value="36.1581920903955" calcext:value-type="float">
            <text:p>36.16</text:p>
          </table:table-cell>
          <table:table-cell table:style-name="ce9" table:formula="of:=1/((1-[.I$4])+[.I$4]/[.$B12])" office:value-type="float" office:value="26.6112266112266" calcext:value-type="float">
            <text:p>26.61</text:p>
          </table:table-cell>
          <table:table-cell table:style-name="ce9" table:formula="of:=1/((1-[.J$4])+[.J$4]/[.$B12])" office:value-type="float" office:value="21.0526315789474" calcext:value-type="float">
            <text:p>21.05</text:p>
          </table:table-cell>
          <table:table-cell table:style-name="ce9" table:formula="of:=IFERROR([.$F$5]/[.F12];&quot;-&quot;)" office:value-type="string" office:string-value="-" calcext:value-type="string">
            <text:p>-</text:p>
          </table:table-cell>
          <table:table-cell table:style-name="ce9" table:formula="of:=IFERROR([.$F$5]/([.$B12]*[.$F12]);&quot;-&quot;)" office:value-type="string" office:string-value="-" calcext:value-type="string">
            <text:p>-</text:p>
          </table:table-cell>
          <table:table-cell table:style-name="ce1" table:number-columns-repeated="4"/>
          <table:table-cell table:style-name="ce3" table:formula="of:=[.Q11]*2" office:value-type="float" office:value="128" calcext:value-type="float">
            <text:p>128</text:p>
          </table:table-cell>
          <table:table-cell table:style-name="ce9" table:number-columns-repeated="3"/>
          <table:table-cell table:style-name="ce9" table:formula="of:=IFERROR(AVERAGE([.R12:.T12]);&quot;-&quot;)" office:value-type="string" office:string-value="-" calcext:value-type="string">
            <text:p>-</text:p>
          </table:table-cell>
          <table:table-cell table:style-name="ce9" table:formula="of:=(1-[.V$4])+[.V$4]*[.$B12]" office:value-type="float" office:value="128" calcext:value-type="float">
            <text:p>128.00</text:p>
          </table:table-cell>
          <table:table-cell table:style-name="ce9" table:formula="of:=(1-[.W$4])+[.W$4]*[.$B12]" office:value-type="float" office:value="102.6" calcext:value-type="float">
            <text:p>102.60</text:p>
          </table:table-cell>
          <table:table-cell table:style-name="ce9" table:formula="of:=(1-[.X$4])+[.X$4]*[.$B12]" office:value-type="float" office:value="89.9" calcext:value-type="float">
            <text:p>89.90</text:p>
          </table:table-cell>
          <table:table-cell table:style-name="ce9" table:formula="of:=(1-[.Y$4])+[.Y$4]*[.$B12]" office:value-type="float" office:value="77.2" calcext:value-type="float">
            <text:p>77.20</text:p>
          </table:table-cell>
          <table:table-cell table:style-name="ce9" table:formula="of:=IFERROR([.$Q12]*[.$U$5]/[.U12];&quot;-&quot;)" office:value-type="string" office:string-value="-" calcext:value-type="string">
            <text:p>-</text:p>
          </table:table-cell>
          <table:table-cell table:style-name="ce9" table:formula="of:=IFERROR([.$U$5]/[.$U12];&quot;-&quot;)" office:value-type="string" office:string-value="-" calcext:value-type="string">
            <text:p>-</text:p>
          </table:table-cell>
          <table:table-cell table:number-columns-repeated="997"/>
        </table:table-row>
        <table:table-row table:style-name="ro1" table:number-rows-repeated="48">
          <table:table-cell table:style-name="ce1" table:number-columns-repeated="27"/>
          <table:table-cell table:number-columns-repeated="99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JP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 number:title="User-defined">
      <number:number number:decimal-places="1" number:min-decimal-places="1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22:38:18.460199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2:10:14.916224489</meta:creation-date>
    <meta:generator>LibreOffice/7.1.5.2$Linux_X86_64 LibreOffice_project/10$Build-2</meta:generator>
    <dc:date>2021-09-25T22:42:51.548915102</dc:date>
    <meta:editing-duration>PT1H25M51S</meta:editing-duration>
    <meta:editing-cycles>6</meta:editing-cycles>
    <meta:document-statistic meta:table-count="1" meta:cell-count="186" meta:object-count="4"/>
  </office:meta>
</office:document-meta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32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Double_20_Dash" svg:stroke-width="0.051cm" svg:stroke-color="#666666" draw:fill-color="#66666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draw:stroke="dash" draw:stroke-dash="Long_20_Dash_20_Dot" svg:stroke-width="0.051cm" svg:stroke-color="#666666" draw:fill-color="#666666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draw:stroke="dash" draw:stroke-dash="Double_20_Dash_20_Dot_20_Dot" svg:stroke-width="0.051cm" svg:stroke-color="#666666" draw:fill-color="#66666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1270d2" draw:fill-color="#1270d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61cm" svg:height="14.186cm" xlink:href=".." xlink:type="simple" chart:class="chart:scatter" chart:style-name="ch1">
        <chart:legend chart:legend-position="end" svg:x="2.071cm" svg:y="1.179cm" style:legend-expansion="custom" svg:width="4.901cm" svg:height="3.027cm" style:legend-expansion-aspect-ratio="1.61909481334655" chart:style-name="ch2"/>
        <chart:plot-area chart:style-name="ch3" table:cell-range-address="C3.B5:C3.B12 C3.G5:C3.K12" chart:data-source-has-labels="row" svg:x="0.969cm" svg:y="0.285cm" svg:width="16.509cm" svg:height="12.718cm">
          <chart:coordinate-region svg:x="1.603cm" svg:y="0.49cm" svg:width="15.682cm" svg:height="11.855cm"/>
          <chart:axis chart:dimension="x" chart:name="primary-x" chart:style-name="ch4">
            <chart:title svg:x="6.905cm" svg:y="13.286cm" chart:style-name="ch5">
              <text:p>Number of Processes</text:p>
            </chart:title>
          </chart:axis>
          <chart:axis chart:dimension="y" chart:name="primary-y" chart:style-name="ch6">
            <chart:title svg:x="0cm" svg:y="10.519cm" chart:style-name="ch7">
              <text:p>Strong Scaling SpeedUp ( T1 / Tn )</text:p>
            </chart:title>
            <chart:grid chart:style-name="ch8" chart:class="major"/>
          </chart:axis>
          <chart:series chart:style-name="ch9" chart:values-cell-range-address="C3.G5:C3.G12" loext:label-string="&quot;Ideal&quot;" chart:class="chart:scatter">
            <chart:domain table:cell-range-address="C3.B5:C3.B12"/>
            <chart:data-point chart:repeated="8"/>
          </chart:series>
          <chart:series chart:style-name="ch10" chart:values-cell-range-address="C3.H5:C3.H12" loext:label-string="&quot;Amdahl’s Law 98%&quot;" chart:class="chart:scatter">
            <chart:data-point chart:repeated="8"/>
          </chart:series>
          <chart:series chart:style-name="ch11" chart:values-cell-range-address="C3.I5:C3.I12" loext:label-string="&quot;Amdahl’s Law 97%&quot;" chart:class="chart:scatter">
            <chart:data-point chart:repeated="8"/>
          </chart:series>
          <chart:series chart:style-name="ch12" chart:values-cell-range-address="C3.J5:C3.J12" loext:label-string="&quot;Amdahl’s Law 96%&quot;" chart:class="chart:scatter">
            <chart:data-point chart:repeated="8"/>
          </chart:series>
          <chart:series chart:style-name="ch13" chart:values-cell-range-address="C3.K5:C3.K12" loext:label-string="&quot;AMReX&quot;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deal</text:p>
              </table:table-cell>
              <table:table-cell office:value-type="string">
                <text:p>Amdahl’s Law 98%</text:p>
              </table:table-cell>
              <table:table-cell office:value-type="string">
                <text:p>Amdahl’s Law 97%</text:p>
              </table:table-cell>
              <table:table-cell office:value-type="string">
                <text:p>Amdahl’s Law 96%</text:p>
              </table:table-cell>
              <table:table-cell office:value-type="string">
                <text:p>AMR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3.B5:C3.B12</svg:desc>
                </draw:g>
              </table:table-cell>
              <table:table-cell office:value-type="float" office:value="1">
                <text:p>1</text:p>
                <draw:g>
                  <svg:desc>C3.G5:C3.G12</svg:desc>
                </draw:g>
              </table:table-cell>
              <table:table-cell office:value-type="float" office:value="1">
                <text:p>1</text:p>
                <draw:g>
                  <svg:desc>C3.H5:C3.H12</svg:desc>
                </draw:g>
              </table:table-cell>
              <table:table-cell office:value-type="float" office:value="1">
                <text:p>1</text:p>
                <draw:g>
                  <svg:desc>C3.I5:C3.I12</svg:desc>
                </draw:g>
              </table:table-cell>
              <table:table-cell office:value-type="float" office:value="1">
                <text:p>1</text:p>
                <draw:g>
                  <svg:desc>C3.J5:C3.J12</svg:desc>
                </draw:g>
              </table:table-cell>
              <table:table-cell office:value-type="float" office:value="1">
                <text:p>1</text:p>
                <draw:g>
                  <svg:desc>C3.K5:C3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078431372549">
                <text:p>1.96078431372549</text:p>
              </table:table-cell>
              <table:table-cell office:value-type="float" office:value="1.94174757281553">
                <text:p>1.94174757281553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2.04611286399453">
                <text:p>2.04611286399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7358490566038">
                <text:p>3.77358490566038</text:p>
              </table:table-cell>
              <table:table-cell office:value-type="float" office:value="3.6697247706422">
                <text:p>3.6697247706422</text:p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3.57254475057393">
                <text:p>3.572544750573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1754385964912">
                <text:p>7.01754385964912</text:p>
              </table:table-cell>
              <table:table-cell office:value-type="float" office:value="6.61157024793388">
                <text:p>6.61157024793388</text:p>
              </table:table-cell>
              <table:table-cell office:value-type="float" office:value="6.25">
                <text:p>6.25</text:p>
              </table:table-cell>
              <table:table-cell office:value-type="float" office:value="5.94565108955004">
                <text:p>5.94565108955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3076923076923">
                <text:p>12.3076923076923</text:p>
              </table:table-cell>
              <table:table-cell office:value-type="float" office:value="11.0344827586207">
                <text:p>11.0344827586207</text:p>
              </table:table-cell>
              <table:table-cell office:value-type="float" office:value="10">
                <text:p>10</text:p>
              </table:table-cell>
              <table:table-cell office:value-type="float" office:value="10.8596699601555">
                <text:p>10.8596699601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7530864197531">
                <text:p>19.7530864197531</text:p>
              </table:table-cell>
              <table:table-cell office:value-type="float" office:value="16.580310880829">
                <text:p>16.580310880829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6.4739624938187">
                <text:p>16.4739624938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.3185840707964">
                <text:p>28.3185840707964</text:p>
              </table:table-cell>
              <table:table-cell office:value-type="float" office:value="22.1453287197232">
                <text:p>22.1453287197232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6.1581920903955">
                <text:p>36.1581920903955</text:p>
              </table:table-cell>
              <table:table-cell office:value-type="float" office:value="26.6112266112266">
                <text:p>26.6112266112266</text:p>
              </table:table-cell>
              <table:table-cell office:value-type="float" office:value="21.0526315789474">
                <text:p>21.05263157894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Long_20_Dash_20_Dot" draw:display-name="Long Dash Dot" draw:style="rect" draw:dots1="1" draw:dots1-length="6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32" chart:origin="0" chart:interval-major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Double_20_Dash" svg:stroke-width="0.051cm" svg:stroke-color="#666666" draw:fill-color="#66666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draw:stroke="dash" draw:stroke-dash="Long_20_Dash_20_Dot" svg:stroke-width="0.051cm" svg:stroke-color="#666666" draw:fill-color="#666666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draw:stroke="dash" draw:stroke-dash="Double_20_Dash_20_Dot_20_Dot" svg:stroke-width="0.051cm" svg:stroke-color="#666666" draw:fill-color="#66666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1270d2" draw:fill-color="#1270d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61cm" svg:height="14.186cm" xlink:href=".." xlink:type="simple" chart:class="chart:scatter" chart:style-name="ch1">
        <chart:legend chart:legend-position="end" svg:x="2.071cm" svg:y="1.184cm" style:legend-expansion="custom" svg:width="6.19cm" svg:height="3.236cm" style:legend-expansion-aspect-ratio="1.91285537700865" chart:style-name="ch2"/>
        <chart:plot-area chart:style-name="ch3" table:cell-range-address="C3.Q5:C3.Q12 C3.V5:C3.Z12" chart:data-source-has-labels="row" svg:x="0.969cm" svg:y="0.285cm" svg:width="16.509cm" svg:height="12.718cm">
          <chart:coordinate-region svg:x="1.603cm" svg:y="0.49cm" svg:width="15.682cm" svg:height="11.855cm"/>
          <chart:axis chart:dimension="x" chart:name="primary-x" chart:style-name="ch4">
            <chart:title svg:x="6.905cm" svg:y="13.286cm" chart:style-name="ch5">
              <text:p>Number of Processes</text:p>
            </chart:title>
          </chart:axis>
          <chart:axis chart:dimension="y" chart:name="primary-y" chart:style-name="ch6">
            <chart:title svg:x="0cm" svg:y="10.651cm" chart:style-name="ch7">
              <text:p>Weak Scaling SpeedUp ( N T1 / Tn )</text:p>
            </chart:title>
            <chart:grid chart:style-name="ch8" chart:class="major"/>
          </chart:axis>
          <chart:series chart:style-name="ch9" chart:values-cell-range-address="C3.V5:C3.V12" loext:label-string="&quot;Ideal&quot;" chart:class="chart:scatter">
            <chart:domain table:cell-range-address="C3.Q5:C3.Q12"/>
            <chart:data-point chart:repeated="8"/>
          </chart:series>
          <chart:series chart:style-name="ch10" chart:values-cell-range-address="C3.W5:C3.W12" loext:label-string="&quot;Gustafson’s Law 80%&quot;" chart:class="chart:scatter">
            <chart:data-point chart:repeated="8"/>
          </chart:series>
          <chart:series chart:style-name="ch11" chart:values-cell-range-address="C3.X5:C3.X12" loext:label-string="&quot;Gustafson’s Law 70%&quot;" chart:class="chart:scatter">
            <chart:data-point chart:repeated="8"/>
          </chart:series>
          <chart:series chart:style-name="ch12" chart:values-cell-range-address="C3.Y5:C3.Y12" loext:label-string="&quot;Gustafson’s Law 60%&quot;" chart:class="chart:scatter">
            <chart:data-point chart:repeated="8"/>
          </chart:series>
          <chart:series chart:style-name="ch13" chart:values-cell-range-address="C3.Z5:C3.Z12" loext:label-string="&quot;AMReX&quot;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Ideal</text:p>
              </table:table-cell>
              <table:table-cell office:value-type="string">
                <text:p>Gustafson’s Law 80%</text:p>
              </table:table-cell>
              <table:table-cell office:value-type="string">
                <text:p>Gustafson’s Law 70%</text:p>
              </table:table-cell>
              <table:table-cell office:value-type="string">
                <text:p>Gustafson’s Law 60%</text:p>
              </table:table-cell>
              <table:table-cell office:value-type="string">
                <text:p>AMR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3.Q5:C3.Q12</svg:desc>
                </draw:g>
              </table:table-cell>
              <table:table-cell office:value-type="float" office:value="1">
                <text:p>1</text:p>
                <draw:g>
                  <svg:desc>C3.V5:C3.V12</svg:desc>
                </draw:g>
              </table:table-cell>
              <table:table-cell office:value-type="float" office:value="1">
                <text:p>1</text:p>
                <draw:g>
                  <svg:desc>C3.W5:C3.W12</svg:desc>
                </draw:g>
              </table:table-cell>
              <table:table-cell office:value-type="float" office:value="1">
                <text:p>1</text:p>
                <draw:g>
                  <svg:desc>C3.X5:C3.X12</svg:desc>
                </draw:g>
              </table:table-cell>
              <table:table-cell office:value-type="float" office:value="1">
                <text:p>1</text:p>
                <draw:g>
                  <svg:desc>C3.Y5:C3.Y12</svg:desc>
                </draw:g>
              </table:table-cell>
              <table:table-cell office:value-type="float" office:value="1">
                <text:p>1</text:p>
                <draw:g>
                  <svg:desc>C3.Z5:C3.Z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  <table:table-cell office:value-type="float" office:value="1.97804230838632">
                <text:p>1.97804230838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  <table:table-cell office:value-type="float" office:value="3.1">
                <text:p>3.1</text:p>
              </table:table-cell>
              <table:table-cell office:value-type="float" office:value="2.8">
                <text:p>2.8</text:p>
              </table:table-cell>
              <table:table-cell office:value-type="float" office:value="3.50059616752801">
                <text:p>3.50059616752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  <table:table-cell office:value-type="float" office:value="5.2">
                <text:p>5.2</text:p>
              </table:table-cell>
              <table:table-cell office:value-type="float" office:value="5.80564770662923">
                <text:p>5.80564770662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  <table:table-cell office:value-type="float" office:value="11.4546206804353">
                <text:p>11.4546206804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.8">
                <text:p>25.8</text:p>
              </table:table-cell>
              <table:table-cell office:value-type="float" office:value="22.7">
                <text:p>22.7</text:p>
              </table:table-cell>
              <table:table-cell office:value-type="float" office:value="19.6">
                <text:p>19.6</text:p>
              </table:table-cell>
              <table:table-cell office:value-type="float" office:value="22.1488406781071">
                <text:p>22.1488406781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1.4">
                <text:p>51.4</text:p>
              </table:table-cell>
              <table:table-cell office:value-type="float" office:value="45.1">
                <text:p>45.1</text:p>
              </table:table-cell>
              <table:table-cell office:value-type="float" office:value="38.8">
                <text:p>3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2.6">
                <text:p>102.6</text:p>
              </table:table-cell>
              <table:table-cell office:value-type="float" office:value="89.9">
                <text:p>89.9</text:p>
              </table:table-cell>
              <table:table-cell office:value-type="float" office:value="77.2">
                <text:p>77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Long_20_Dash_20_Dot" draw:display-name="Long Dash Dot" draw:style="rect" draw:dots1="1" draw:dots1-length="6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1270d2" draw:fill-color="#1270d2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61cm" svg:height="14.186cm" xlink:href=".." xlink:type="simple" chart:class="chart:scatter" chart:style-name="ch1">
        <chart:legend chart:legend-position="end" svg:x="2.097cm" svg:y="7.263cm" style:legend-expansion="custom" svg:width="3.529cm" svg:height="1.489cm" style:legend-expansion-aspect-ratio="2.37004701141706" chart:style-name="ch2"/>
        <chart:plot-area chart:style-name="ch3" table:cell-range-address="C3.B5:C3.B12 C3.L5:C3.L12" chart:data-source-has-labels="row" svg:x="0.676cm" svg:y="0.285cm" svg:width="16.801cm" svg:height="12.717cm">
          <chart:coordinate-region svg:x="1.814cm" svg:y="0.49cm" svg:width="15.47cm" svg:height="11.854cm"/>
          <chart:axis chart:dimension="x" chart:name="primary-x" chart:style-name="ch4">
            <chart:title svg:x="6.758cm" svg:y="13.285cm" chart:style-name="ch5">
              <text:p>Number of Processes</text:p>
            </chart:title>
          </chart:axis>
          <chart:axis chart:dimension="y" chart:name="primary-y" chart:style-name="ch6">
            <chart:title svg:x="0cm" svg:y="9.476cm" chart:style-name="ch7">
              <text:p>Strong Scaling Efficiency</text:p>
            </chart:title>
            <chart:grid chart:style-name="ch8" chart:class="major"/>
          </chart:axis>
          <chart:series chart:style-name="ch9" chart:values-cell-range-address="C3.B5:C3.B5 C3.B5:C3.B5 C3.B5:C3.B5 C3.B5:C3.B5 C3.B5:C3.B5 C3.B5:C3.B5 C3.B5:C3.B5 C3.B5:C3.B5" loext:label-string="&quot;Ideal&quot;" chart:class="chart:scatter">
            <chart:domain table:cell-range-address="C3.B5:C3.B12"/>
            <chart:data-point chart:repeated="8"/>
          </chart:series>
          <chart:series chart:style-name="ch10" chart:values-cell-range-address="C3.L5:C3.L12" loext:label-string="&quot;AMReX&quot;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deal</text:p>
              </table:table-cell>
              <table:table-cell office:value-type="string">
                <text:p>AMR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3.B5:C3.B12</svg:desc>
                </draw:g>
              </table:table-cell>
              <table:table-cell office:value-type="float" office:value="1">
                <text:p>1</text:p>
                <draw:g>
                  <svg:desc>C3.B5:C3.B5 C3.B5:C3.B5 C3.B5:C3.B5 C3.B5:C3.B5 C3.B5:C3.B5 C3.B5:C3.B5 C3.B5:C3.B5 C3.B5:C3.B5</svg:desc>
                </draw:g>
              </table:table-cell>
              <table:table-cell office:value-type="float" office:value="1">
                <text:p>1</text:p>
                <draw:g>
                  <svg:desc>C3.L5:C3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2305643199727">
                <text:p>1.02305643199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93136187643482">
                <text:p>0.893136187643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43206386193755">
                <text:p>0.743206386193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678729372509719">
                <text:p>0.678729372509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514811327931835">
                <text:p>0.514811327931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Long_20_Dash_20_Dot" draw:display-name="Long Dash Dot" draw:style="rect" draw:dots1="1" draw:dots1-length="600%" draw:dots2="1" draw:dots2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6" style:family="chart" style:data-style-name="N1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Bold" style:font-family-generic="roman"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1270d2" draw:fill-color="#1270d2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61cm" svg:height="14.186cm" xlink:href=".." xlink:type="simple" chart:class="chart:scatter" chart:style-name="ch1">
        <chart:legend chart:legend-position="end" svg:x="2.097cm" svg:y="7.263cm" style:legend-expansion="custom" svg:width="3.529cm" svg:height="1.594cm" style:legend-expansion-aspect-ratio="2.21392722710163" chart:style-name="ch2"/>
        <chart:plot-area chart:style-name="ch3" table:cell-range-address="C3.Q5:C3.Q12 C3.AA5:C3.AA12" chart:data-source-has-labels="row" svg:x="0.675cm" svg:y="0.285cm" svg:width="16.801cm" svg:height="12.717cm">
          <chart:coordinate-region svg:x="1.813cm" svg:y="0.49cm" svg:width="15.47cm" svg:height="11.854cm"/>
          <chart:axis chart:dimension="x" chart:name="primary-x" chart:style-name="ch4">
            <chart:title svg:x="6.757cm" svg:y="13.285cm" chart:style-name="ch5">
              <text:p>Number of Processes</text:p>
            </chart:title>
          </chart:axis>
          <chart:axis chart:dimension="y" chart:name="primary-y" chart:style-name="ch6">
            <chart:title svg:x="0cm" svg:y="9.368cm" chart:style-name="ch7">
              <text:p>Weak Scaling Efficiency</text:p>
            </chart:title>
            <chart:grid chart:style-name="ch8" chart:class="major"/>
          </chart:axis>
          <chart:series chart:style-name="ch9" chart:values-cell-range-address="C3.Q5:C3.Q5 C3.Q5:C3.Q5 C3.Q5:C3.Q5 C3.Q5:C3.Q5 C3.Q5:C3.Q5 C3.Q5:C3.Q5 C3.Q5:C3.Q5 C3.Q5:C3.Q5" loext:label-string="&quot;Ideal&quot;" chart:class="chart:scatter">
            <chart:domain table:cell-range-address="C3.Q5:C3.Q12"/>
            <chart:data-point chart:repeated="8"/>
          </chart:series>
          <chart:series chart:style-name="ch10" chart:values-cell-range-address="C3.AA5:C3.AA12" loext:label-string="&quot;AMReX&quot;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Ideal</text:p>
              </table:table-cell>
              <table:table-cell office:value-type="string">
                <text:p>AMR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3.Q5:C3.Q12</svg:desc>
                </draw:g>
              </table:table-cell>
              <table:table-cell office:value-type="float" office:value="1">
                <text:p>1</text:p>
                <draw:g>
                  <svg:desc>C3.Q5:C3.Q5 C3.Q5:C3.Q5 C3.Q5:C3.Q5 C3.Q5:C3.Q5 C3.Q5:C3.Q5 C3.Q5:C3.Q5 C3.Q5:C3.Q5 C3.Q5:C3.Q5</svg:desc>
                </draw:g>
              </table:table-cell>
              <table:table-cell office:value-type="float" office:value="1">
                <text:p>1</text:p>
                <draw:g>
                  <svg:desc>C3.AA5:C3.A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9021154193158">
                <text:p>0.989021154193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75149041882002">
                <text:p>0.875149041882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25705963328654">
                <text:p>0.725705963328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15913792527205">
                <text:p>0.715913792527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692151271190847">
                <text:p>0.69215127119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Long_20_Dash_20_Dot" draw:display-name="Long Dash Dot" draw:style="rect" draw:dots1="1" draw:dots1-length="600%" draw:dots2="1" draw:dots2-length="100%" draw:distance="300%"/>
  </office:styles>
</office:document-styles>
</file>